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2"/>&lt;meta charset="UTF-8" /&gt;</text:p>
      <text:p text:style-name="Standard"><text:s text:c="2"/>&lt;meta name="viewport" content="width=device-width, initial-scale=1.0"/&gt;</text:p>
      <text:p text:style-name="Standard"><text:s text:c="2"/>&lt;title&gt;Delivery Carria&lt;/title&gt;</text:p>
      <text:p text:style-name="Standard"><text:s text:c="2"/>&lt;style&gt;</text:p>
      <text:p text:style-name="Standard"><text:s text:c="4"/>* {</text:p>
      <text:p text:style-name="Standard"><text:s text:c="6"/>margin: 0; padding: 0; box-sizing: border-box;</text:p>
      <text:p text:style-name="Standard"><text:s text:c="6"/>font-family: 'Segoe UI', Tahoma, Geneva, Verdana, sans-serif;</text:p>
      <text:p text:style-name="Standard"><text:s text:c="4"/>}</text:p>
      <text:p text:style-name="Standard"/>
      <text:p text:style-name="Standard"><text:s text:c="4"/>body {</text:p>
      <text:p text:style-name="Standard"><text:s text:c="6"/>line-height: 1.6;</text:p>
      <text:p text:style-name="Standard"><text:s text:c="6"/>color: #333;</text:p>
      <text:p text:style-name="Standard"><text:s text:c="4"/>}</text:p>
      <text:p text:style-name="Standard"/>
      <text:p text:style-name="Standard"><text:s text:c="4"/>header {</text:p>
      <text:p text:style-name="Standard"><text:s text:c="6"/>background: #0e76a8;</text:p>
      <text:p text:style-name="Standard"><text:s text:c="6"/>color: white;</text:p>
      <text:p text:style-name="Standard"><text:s text:c="6"/>padding: 1.2rem 2rem;</text:p>
      <text:p text:style-name="Standard"><text:s text:c="6"/>display: flex;</text:p>
      <text:p text:style-name="Standard"><text:s text:c="6"/>justify-content: space-between;</text:p>
      <text:p text:style-name="Standard"><text:s text:c="6"/>align-items: center;</text:p>
      <text:p text:style-name="Standard"><text:s text:c="6"/>position: sticky;</text:p>
      <text:p text:style-name="Standard"><text:s text:c="6"/>top: 0;</text:p>
      <text:p text:style-name="Standard"><text:s text:c="6"/>z-index: 1000;</text:p>
      <text:p text:style-name="Standard"><text:s text:c="4"/>}</text:p>
      <text:p text:style-name="Standard"/>
      <text:p text:style-name="Standard"><text:s text:c="4"/>header h1 {</text:p>
      <text:p text:style-name="Standard"><text:s text:c="6"/>font-size: 1.5rem;</text:p>
      <text:p text:style-name="Standard"><text:s text:c="4"/>}</text:p>
      <text:p text:style-name="Standard"/>
      <text:p text:style-name="Standard"><text:s text:c="4"/>nav {</text:p>
      <text:p text:style-name="Standard"><text:s text:c="6"/>display: flex;</text:p>
      <text:p text:style-name="Standard"><text:s text:c="6"/>gap: 1.5rem;</text:p>
      <text:p text:style-name="Standard"><text:s text:c="4"/>}</text:p>
      <text:p text:style-name="Standard"/>
      <text:p text:style-name="Standard"><text:s text:c="4"/>nav a {</text:p>
      <text:p text:style-name="Standard"><text:s text:c="6"/>color: white;</text:p>
      <text:p text:style-name="Standard"><text:s text:c="6"/>text-decoration: none;</text:p>
      <text:p text:style-name="Standard"><text:s text:c="6"/>font-weight: bold;</text:p>
      <text:p text:style-name="Standard"><text:s text:c="6"/>transition: color 0.3s;</text:p>
      <text:p text:style-name="Standard"><text:s text:c="4"/>}</text:p>
      <text:p text:style-name="Standard"/>
      <text:p text:style-name="Standard"><text:s text:c="4"/>nav a:hover {</text:p>
      <text:p text:style-name="Standard"><text:s text:c="6"/>text-decoration: underline;</text:p>
      <text:p text:style-name="Standard"><text:s text:c="6"/>color: #ffcc66;</text:p>
      <text:p text:style-name="Standard"><text:s text:c="4"/>}</text:p>
      <text:p text:style-name="Standard"/>
      <text:p text:style-name="Standard"><text:s text:c="4"/>.menu-toggle {</text:p>
      <text:p text:style-name="Standard"><text:s text:c="6"/>display: none;</text:p>
      <text:p text:style-name="Standard"><text:soft-page-break/><text:s text:c="6"/>font-size: 1.8rem;</text:p>
      <text:p text:style-name="Standard"><text:s text:c="6"/>cursor: pointer;</text:p>
      <text:p text:style-name="Standard"><text:s text:c="6"/>user-select: none;</text:p>
      <text:p text:style-name="Standard"><text:s text:c="4"/>}</text:p>
      <text:p text:style-name="Standard"/>
      <text:p text:style-name="Standard"><text:s text:c="4"/>.hero {</text:p>
      <text:p text:style-name="Standard"><text:s text:c="6"/>position: relative;</text:p>
      <text:p text:style-name="Standard"><text:s text:c="6"/>background: url('https://images.unsplash.com/photo-1581091870622-2ec7190ef8b3?auto=format&amp;fit=crop&amp;w=1400&amp;q=80') no-repeat center center/cover;</text:p>
      <text:p text:style-name="Standard"><text:s text:c="6"/>height: 90vh;</text:p>
      <text:p text:style-name="Standard"><text:s text:c="6"/>display: flex;</text:p>
      <text:p text:style-name="Standard"><text:s text:c="6"/>align-items: center;</text:p>
      <text:p text:style-name="Standard"><text:s text:c="6"/>justify-content: center;</text:p>
      <text:p text:style-name="Standard"><text:s text:c="6"/>color: white;</text:p>
      <text:p text:style-name="Standard"><text:s text:c="6"/>text-align: center;</text:p>
      <text:p text:style-name="Standard"><text:s text:c="6"/>flex-direction: column;</text:p>
      <text:p text:style-name="Standard"><text:s text:c="4"/>}</text:p>
      <text:p text:style-name="Standard"/>
      <text:p text:style-name="Standard"><text:s text:c="4"/>.hero::before {</text:p>
      <text:p text:style-name="Standard"><text:s text:c="6"/>content: "";</text:p>
      <text:p text:style-name="Standard"><text:s text:c="6"/>position: absolute;</text:p>
      <text:p text:style-name="Standard"><text:s text:c="6"/>top: 0; left: 0; width: 100%; height: 100%;</text:p>
      <text:p text:style-name="Standard"><text:s text:c="6"/>background: rgba(0,0,0,0.4);</text:p>
      <text:p text:style-name="Standard"><text:s text:c="4"/>}</text:p>
      <text:p text:style-name="Standard"/>
      <text:p text:style-name="Standard"><text:s text:c="4"/>.hero h1, .hero p, .hero .btn {</text:p>
      <text:p text:style-name="Standard"><text:s text:c="6"/>position: relative;</text:p>
      <text:p text:style-name="Standard"><text:s text:c="6"/>z-index: 1;</text:p>
      <text:p text:style-name="Standard"><text:s text:c="4"/>}</text:p>
      <text:p text:style-name="Standard"/>
      <text:p text:style-name="Standard"><text:s text:c="4"/>.hero h1 {</text:p>
      <text:p text:style-name="Standard"><text:s text:c="6"/>font-size: 3rem;</text:p>
      <text:p text:style-name="Standard"><text:s text:c="4"/>}</text:p>
      <text:p text:style-name="Standard"/>
      <text:p text:style-name="Standard"><text:s text:c="4"/>.hero p {</text:p>
      <text:p text:style-name="Standard"><text:s text:c="6"/>font-size: 1.2rem;</text:p>
      <text:p text:style-name="Standard"><text:s text:c="6"/>margin-top: 1rem;</text:p>
      <text:p text:style-name="Standard"><text:s text:c="4"/>}</text:p>
      <text:p text:style-name="Standard"/>
      <text:p text:style-name="Standard"><text:s text:c="4"/>.btn {</text:p>
      <text:p text:style-name="Standard"><text:s text:c="6"/>margin-top: 2rem;</text:p>
      <text:p text:style-name="Standard"><text:s text:c="6"/>background: #ff9900;</text:p>
      <text:p text:style-name="Standard"><text:s text:c="6"/>color: white;</text:p>
      <text:p text:style-name="Standard"><text:s text:c="6"/>border: none;</text:p>
      <text:p text:style-name="Standard"><text:s text:c="6"/>padding: 0.8rem 1.5rem;</text:p>
      <text:p text:style-name="Standard"><text:s text:c="6"/>font-size: 1rem;</text:p>
      <text:p text:style-name="Standard"><text:s text:c="6"/>cursor: pointer;</text:p>
      <text:p text:style-name="Standard"><text:s text:c="6"/>border-radius: 4px;</text:p>
      <text:p text:style-name="Standard"><text:s text:c="6"/>transition: background 0.3s;</text:p>
      <text:p text:style-name="Standard"><text:s text:c="4"/>}</text:p>
      <text:p text:style-name="Standard"/>
      <text:p text:style-name="Standard"><text:s text:c="4"/>.btn:hover {</text:p>
      <text:p text:style-name="Standard"><text:soft-page-break/><text:s text:c="6"/>background: #e68a00;</text:p>
      <text:p text:style-name="Standard"><text:s text:c="4"/>}</text:p>
      <text:p text:style-name="Standard"/>
      <text:p text:style-name="Standard"><text:s text:c="4"/>section {</text:p>
      <text:p text:style-name="Standard"><text:s text:c="6"/>padding: 4rem 2rem;</text:p>
      <text:p text:style-name="Standard"><text:s text:c="6"/>max-width: 1100px;</text:p>
      <text:p text:style-name="Standard"><text:s text:c="6"/>margin: auto;</text:p>
      <text:p text:style-name="Standard"><text:s text:c="4"/>}</text:p>
      <text:p text:style-name="Standard"/>
      <text:p text:style-name="Standard"><text:s text:c="4"/>.services, .careers-list {</text:p>
      <text:p text:style-name="Standard"><text:s text:c="6"/>display: flex;</text:p>
      <text:p text:style-name="Standard"><text:s text:c="6"/>flex-wrap: wrap;</text:p>
      <text:p text:style-name="Standard"><text:s text:c="6"/>gap: 2rem;</text:p>
      <text:p text:style-name="Standard"><text:s text:c="6"/>justify-content: space-around;</text:p>
      <text:p text:style-name="Standard"><text:s text:c="6"/>text-align: center;</text:p>
      <text:p text:style-name="Standard"><text:s text:c="4"/>}</text:p>
      <text:p text:style-name="Standard"/>
      <text:p text:style-name="Standard"><text:s text:c="4"/>.service, .career {</text:p>
      <text:p text:style-name="Standard"><text:s text:c="6"/>flex: 1 1 250px;</text:p>
      <text:p text:style-name="Standard"><text:s text:c="6"/>padding: 2rem;</text:p>
      <text:p text:style-name="Standard"><text:s text:c="6"/>border: 1px solid #ddd;</text:p>
      <text:p text:style-name="Standard"><text:s text:c="6"/>border-radius: 8px;</text:p>
      <text:p text:style-name="Standard"><text:s text:c="6"/>transition: transform 0.3s, box-shadow 0.3s;</text:p>
      <text:p text:style-name="Standard"><text:s text:c="4"/>}</text:p>
      <text:p text:style-name="Standard"/>
      <text:p text:style-name="Standard"><text:s text:c="4"/>.service:hover, .career:hover {</text:p>
      <text:p text:style-name="Standard"><text:s text:c="6"/>transform: translateY(-5px);</text:p>
      <text:p text:style-name="Standard"><text:s text:c="6"/>box-shadow: 0 4px 12px rgba(0,0,0,0.1);</text:p>
      <text:p text:style-name="Standard"><text:s text:c="4"/>}</text:p>
      <text:p text:style-name="Standard"/>
      <text:p text:style-name="Standard"><text:s text:c="4"/>/* Track Section */</text:p>
      <text:p text:style-name="Standard"><text:s text:c="4"/>.track-form {</text:p>
      <text:p text:style-name="Standard"><text:s text:c="6"/>max-width: 600px;</text:p>
      <text:p text:style-name="Standard"><text:s text:c="6"/>margin: auto;</text:p>
      <text:p text:style-name="Standard"><text:s text:c="6"/>text-align: center;</text:p>
      <text:p text:style-name="Standard"><text:s text:c="4"/>}</text:p>
      <text:p text:style-name="Standard"/>
      <text:p text:style-name="Standard"><text:s text:c="4"/>.track-form label {</text:p>
      <text:p text:style-name="Standard"><text:s text:c="6"/>display: block;</text:p>
      <text:p text:style-name="Standard"><text:s text:c="6"/>margin-top: 1rem;</text:p>
      <text:p text:style-name="Standard"><text:s text:c="4"/>}</text:p>
      <text:p text:style-name="Standard"/>
      <text:p text:style-name="Standard"><text:s text:c="4"/>.track-form input {</text:p>
      <text:p text:style-name="Standard"><text:s text:c="6"/>width: 100%;</text:p>
      <text:p text:style-name="Standard"><text:s text:c="6"/>padding: 0.8rem;</text:p>
      <text:p text:style-name="Standard"><text:s text:c="6"/>margin-top: 0.5rem;</text:p>
      <text:p text:style-name="Standard"><text:s text:c="6"/>border-radius: 4px;</text:p>
      <text:p text:style-name="Standard"><text:s text:c="6"/>border: 1px solid #ccc;</text:p>
      <text:p text:style-name="Standard"><text:s text:c="4"/>}</text:p>
      <text:p text:style-name="Standard"/>
      <text:p text:style-name="Standard"><text:s text:c="4"/>.track-form button {</text:p>
      <text:p text:style-name="Standard"><text:s text:c="6"/>margin-top: 1rem;</text:p>
      <text:p text:style-name="Standard"><text:soft-page-break/><text:s text:c="6"/>background: #0e76a8;</text:p>
      <text:p text:style-name="Standard"><text:s text:c="6"/>color: white;</text:p>
      <text:p text:style-name="Standard"><text:s text:c="6"/>border: none;</text:p>
      <text:p text:style-name="Standard"><text:s text:c="6"/>padding: 0.8rem 1.5rem;</text:p>
      <text:p text:style-name="Standard"><text:s text:c="6"/>font-size: 1rem;</text:p>
      <text:p text:style-name="Standard"><text:s text:c="6"/>cursor: pointer;</text:p>
      <text:p text:style-name="Standard"><text:s text:c="6"/>border-radius: 4px;</text:p>
      <text:p text:style-name="Standard"><text:s text:c="6"/>transition: background 0.3s;</text:p>
      <text:p text:style-name="Standard"><text:s text:c="4"/>}</text:p>
      <text:p text:style-name="Standard"/>
      <text:p text:style-name="Standard"><text:s text:c="4"/>.track-form button:hover {</text:p>
      <text:p text:style-name="Standard"><text:s text:c="6"/>background: #095b80;</text:p>
      <text:p text:style-name="Standard"><text:s text:c="4"/>}</text:p>
      <text:p text:style-name="Standard"/>
      <text:p text:style-name="Standard"><text:s text:c="4"/>#tracking-result {</text:p>
      <text:p text:style-name="Standard"><text:s text:c="6"/>margin-top: 1rem;</text:p>
      <text:p text:style-name="Standard"><text:s text:c="6"/>font-weight: bold;</text:p>
      <text:p text:style-name="Standard"><text:s text:c="6"/>color: #0e76a8;</text:p>
      <text:p text:style-name="Standard"><text:s text:c="4"/>}</text:p>
      <text:p text:style-name="Standard"/>
      <text:p text:style-name="Standard"><text:s text:c="4"/>.contact-form {</text:p>
      <text:p text:style-name="Standard"><text:s text:c="6"/>max-width: 600px;</text:p>
      <text:p text:style-name="Standard"><text:s text:c="6"/>margin: auto;</text:p>
      <text:p text:style-name="Standard"><text:s text:c="4"/>}</text:p>
      <text:p text:style-name="Standard"/>
      <text:p text:style-name="Standard"><text:s text:c="4"/>.contact-form label {</text:p>
      <text:p text:style-name="Standard"><text:s text:c="6"/>display: block;</text:p>
      <text:p text:style-name="Standard"><text:s text:c="6"/>margin-top: 1rem;</text:p>
      <text:p text:style-name="Standard"><text:s text:c="4"/>}</text:p>
      <text:p text:style-name="Standard"/>
      <text:p text:style-name="Standard"><text:s text:c="4"/>.contact-form input,</text:p>
      <text:p text:style-name="Standard"><text:s text:c="4"/>.contact-form textarea {</text:p>
      <text:p text:style-name="Standard"><text:s text:c="6"/>width: 100%;</text:p>
      <text:p text:style-name="Standard"><text:s text:c="6"/>padding: 0.8rem;</text:p>
      <text:p text:style-name="Standard"><text:s text:c="6"/>margin-top: 0.5rem;</text:p>
      <text:p text:style-name="Standard"><text:s text:c="6"/>border-radius: 4px;</text:p>
      <text:p text:style-name="Standard"><text:s text:c="6"/>border: 1px solid #ccc;</text:p>
      <text:p text:style-name="Standard"><text:s text:c="4"/>}</text:p>
      <text:p text:style-name="Standard"/>
      <text:p text:style-name="Standard"><text:s text:c="4"/>.contact-form button {</text:p>
      <text:p text:style-name="Standard"><text:s text:c="6"/>margin-top: 1rem;</text:p>
      <text:p text:style-name="Standard"><text:s text:c="6"/>background: #0e76a8;</text:p>
      <text:p text:style-name="Standard"><text:s text:c="6"/>color: white;</text:p>
      <text:p text:style-name="Standard"><text:s text:c="6"/>border: none;</text:p>
      <text:p text:style-name="Standard"><text:s text:c="6"/>padding: 0.8rem 1.5rem;</text:p>
      <text:p text:style-name="Standard"><text:s text:c="6"/>font-size: 1rem;</text:p>
      <text:p text:style-name="Standard"><text:s text:c="6"/>cursor: pointer;</text:p>
      <text:p text:style-name="Standard"><text:s text:c="6"/>border-radius: 4px;</text:p>
      <text:p text:style-name="Standard"><text:s text:c="6"/>transition: background 0.3s;</text:p>
      <text:p text:style-name="Standard"><text:s text:c="4"/>}</text:p>
      <text:p text:style-name="Standard"/>
      <text:p text:style-name="Standard"><text:s text:c="4"/>.contact-form button:hover {</text:p>
      <text:p text:style-name="Standard"><text:soft-page-break/><text:s text:c="6"/>background: #095b80;</text:p>
      <text:p text:style-name="Standard"><text:s text:c="4"/>}</text:p>
      <text:p text:style-name="Standard"/>
      <text:p text:style-name="Standard"><text:s text:c="4"/>footer {</text:p>
      <text:p text:style-name="Standard"><text:s text:c="6"/>text-align: center;</text:p>
      <text:p text:style-name="Standard"><text:s text:c="6"/>padding: 2rem;</text:p>
      <text:p text:style-name="Standard"><text:s text:c="6"/>background: #f4f4f4;</text:p>
      <text:p text:style-name="Standard"><text:s text:c="6"/>margin-top: 2rem;</text:p>
      <text:p text:style-name="Standard"><text:s text:c="4"/>}</text:p>
      <text:p text:style-name="Standard"/>
      <text:p text:style-name="Standard"><text:s text:c="4"/>/* Responsive Design */</text:p>
      <text:p text:style-name="Standard"><text:s text:c="4"/>@media (max-width: 768px) {</text:p>
      <text:p text:style-name="Standard"><text:s text:c="6"/>nav {</text:p>
      <text:p text:style-name="Standard"><text:s text:c="8"/>display: none;</text:p>
      <text:p text:style-name="Standard"><text:s text:c="8"/>flex-direction: column;</text:p>
      <text:p text:style-name="Standard"><text:s text:c="8"/>background: #0e76a8;</text:p>
      <text:p text:style-name="Standard"><text:s text:c="8"/>position: absolute;</text:p>
      <text:p text:style-name="Standard"><text:s text:c="8"/>top: 70px;</text:p>
      <text:p text:style-name="Standard"><text:s text:c="8"/>left: 0;</text:p>
      <text:p text:style-name="Standard"><text:s text:c="8"/>width: 100%;</text:p>
      <text:p text:style-name="Standard"><text:s text:c="8"/>padding: 1rem 0;</text:p>
      <text:p text:style-name="Standard"><text:s text:c="6"/>}</text:p>
      <text:p text:style-name="Standard"/>
      <text:p text:style-name="Standard"><text:s text:c="6"/>nav.active {</text:p>
      <text:p text:style-name="Standard"><text:s text:c="8"/>display: flex;</text:p>
      <text:p text:style-name="Standard"><text:s text:c="6"/>}</text:p>
      <text:p text:style-name="Standard"/>
      <text:p text:style-name="Standard"><text:s text:c="6"/>nav a {</text:p>
      <text:p text:style-name="Standard"><text:s text:c="8"/>display: block;</text:p>
      <text:p text:style-name="Standard"><text:s text:c="8"/>margin: 0.5rem 0;</text:p>
      <text:p text:style-name="Standard"><text:s text:c="6"/>}</text:p>
      <text:p text:style-name="Standard"/>
      <text:p text:style-name="Standard"><text:s text:c="6"/>.menu-toggle {</text:p>
      <text:p text:style-name="Standard"><text:s text:c="8"/>display: block;</text:p>
      <text:p text:style-name="Standard"><text:s text:c="6"/>}</text:p>
      <text:p text:style-name="Standard"/>
      <text:p text:style-name="Standard"><text:s text:c="6"/>.hero h1 {</text:p>
      <text:p text:style-name="Standard"><text:s text:c="8"/>font-size: 2.2rem;</text:p>
      <text:p text:style-name="Standard"><text:s text:c="6"/>}</text:p>
      <text:p text:style-name="Standard"/>
      <text:p text:style-name="Standard"><text:s text:c="6"/>.services, .careers-list {</text:p>
      <text:p text:style-name="Standard"><text:s text:c="8"/>flex-direction: column;</text:p>
      <text:p text:style-name="Standard"><text:s text:c="6"/>}</text:p>
      <text:p text:style-name="Standard"><text:s text:c="4"/>}</text:p>
      <text:p text:style-name="Standard"><text:s text:c="2"/>&lt;/style&gt;</text:p>
      <text:p text:style-name="Standard">&lt;/head&gt;</text:p>
      <text:p text:style-name="Standard">&lt;body&gt;</text:p>
      <text:p text:style-name="Standard"/>
      <text:p text:style-name="Standard"><text:s text:c="2"/>&lt;header&gt;</text:p>
      <text:p text:style-name="Standard"><text:s text:c="4"/>&lt;h1&gt;Delivery Carria&lt;/h1&gt;</text:p>
      <text:p text:style-name="Standard"><text:s text:c="4"/>&lt;div class="menu-toggle" onclick="toggleMenu()"&gt;☰&lt;/div&gt;</text:p>
      <text:p text:style-name="Standard"><text:s text:c="4"/>&lt;nav id="nav"&gt;</text:p>
      <text:p text:style-name="Standard"><text:soft-page-break/><text:s text:c="6"/>&lt;a href="#services"&gt;Services&lt;/a&gt;</text:p>
      <text:p text:style-name="Standard"><text:s text:c="6"/>&lt;a href="#track"&gt;Track Order&lt;/a&gt;</text:p>
      <text:p text:style-name="Standard"><text:s text:c="6"/>&lt;a href="#careers"&gt;Careers&lt;/a&gt;</text:p>
      <text:p text:style-name="Standard"><text:s text:c="6"/>&lt;a href="#contact"&gt;Contact&lt;/a&gt;</text:p>
      <text:p text:style-name="Standard"><text:s text:c="4"/>&lt;/nav&gt;</text:p>
      <text:p text:style-name="Standard"><text:s text:c="2"/>&lt;/header&gt;</text:p>
      <text:p text:style-name="Standard"/>
      <text:p text:style-name="Standard"><text:s text:c="2"/>&lt;section class="hero"&gt;</text:p>
      <text:p text:style-name="Standard"><text:s text:c="4"/>&lt;h1&gt;Fast, Reliable, Everywhere&lt;/h1&gt;</text:p>
      <text:p text:style-name="Standard"><text:s text:c="4"/>&lt;p&gt;Your trusted delivery partner for every destination.&lt;/p&gt;</text:p>
      <text:p text:style-name="Standard"><text:s text:c="4"/>&lt;button class="btn" onclick="scrollToSection('services')"&gt;Explore Services&lt;/button&gt;</text:p>
      <text:p text:style-name="Standard"><text:s text:c="2"/>&lt;/section&gt;</text:p>
      <text:p text:style-name="Standard"/>
      <text:p text:style-name="Standard"><text:s text:c="2"/>&lt;section id="services"&gt;</text:p>
      <text:p text:style-name="Standard"><text:s text:c="4"/>&lt;h2 style="text-align: center; margin-bottom: 2rem;"&gt;Our Services&lt;/h2&gt;</text:p>
      <text:p text:style-name="Standard"><text:s text:c="4"/>&lt;div class="services"&gt;</text:p>
      <text:p text:style-name="Standard"><text:s text:c="6"/>&lt;div class="service"&gt;</text:p>
      <text:p text:style-name="Standard"><text:s text:c="8"/>&lt;h3&gt;Same-Day Delivery&lt;/h3&gt;</text:p>
      <text:p text:style-name="Standard"><text:s text:c="8"/>&lt;p&gt;Get your packages delivered on the same day within the city limits.&lt;/p&gt;</text:p>
      <text:p text:style-name="Standard"><text:s text:c="6"/>&lt;/div&gt;</text:p>
      <text:p text:style-name="Standard"><text:s text:c="6"/>&lt;div class="service"&gt;</text:p>
      <text:p text:style-name="Standard"><text:s text:c="8"/>&lt;h3&gt;Nationwide Shipping&lt;/h3&gt;</text:p>
      <text:p text:style-name="Standard"><text:s text:c="8"/>&lt;p&gt;We deliver across the country with top speed and care.&lt;/p&gt;</text:p>
      <text:p text:style-name="Standard"><text:s text:c="6"/>&lt;/div&gt;</text:p>
      <text:p text:style-name="Standard"><text:s text:c="6"/>&lt;div class="service"&gt;</text:p>
      <text:p text:style-name="Standard"><text:s text:c="8"/>&lt;h3&gt;Tracking &amp; Support&lt;/h3&gt;</text:p>
      <text:p text:style-name="Standard"><text:s text:c="8"/>&lt;p&gt;Real-time tracking and 24/7 customer support.&lt;/p&gt;</text:p>
      <text:p text:style-name="Standard"><text:s text:c="6"/>&lt;/div&gt;</text:p>
      <text:p text:style-name="Standard"><text:s text:c="4"/>&lt;/div&gt;</text:p>
      <text:p text:style-name="Standard"><text:s text:c="2"/>&lt;/section&gt;</text:p>
      <text:p text:style-name="Standard"/>
      <text:p text:style-name="Standard"><text:s text:c="2"/>&lt;section id="track"&gt;</text:p>
      <text:p text:style-name="Standard"><text:s text:c="4"/>&lt;h2 style="text-align: center;"&gt;Track Your Order&lt;/h2&gt;</text:p>
      <text:p text:style-name="Standard"><text:s text:c="4"/>&lt;div class="track-form"&gt;</text:p>
      <text:p text:style-name="Standard"><text:s text:c="6"/>&lt;form onsubmit="trackOrder(event)"&gt;</text:p>
      <text:p text:style-name="Standard"><text:s text:c="8"/>&lt;label for="order-id"&gt;Enter Tracking Number:&lt;/label&gt;</text:p>
      <text:p text:style-name="Standard"><text:s text:c="8"/>&lt;input type="text" id="order-id" placeholder="e.g. CARRIA123456" required /&gt;</text:p>
      <text:p text:style-name="Standard"><text:s text:c="8"/>&lt;button type="submit"&gt;Track&lt;/button&gt;</text:p>
      <text:p text:style-name="Standard"><text:s text:c="6"/>&lt;/form&gt;</text:p>
      <text:p text:style-name="Standard"><text:s text:c="6"/>&lt;p id="tracking-result"&gt;&lt;/p&gt;</text:p>
      <text:p text:style-name="Standard"><text:s text:c="4"/>&lt;/div&gt;</text:p>
      <text:p text:style-name="Standard"><text:s text:c="2"/>&lt;/section&gt;</text:p>
      <text:p text:style-name="Standard"/>
      <text:p text:style-name="Standard"><text:s text:c="2"/>&lt;section id="careers"&gt;</text:p>
      <text:p text:style-name="Standard"><text:s text:c="4"/>&lt;h2 style="text-align: center;"&gt;Join Our Team&lt;/h2&gt;</text:p>
      <text:p text:style-name="Standard"><text:s text:c="4"/>&lt;p style="text-align: center; max-width: 800px; margin: 1rem auto 2rem;"&gt;</text:p>
      <text:p text:style-name="Standard"><text:s text:c="6"/>Be part of a fast-growing logistics company. At Delivery Carria, we value speed, reliability, and people. Explore exciting career opportunities with flexible hours and great benefits.</text:p>
      <text:p text:style-name="Standard"><text:s text:c="4"/>&lt;/p&gt;</text:p>
      <text:p text:style-name="Standard"><text:s text:c="4"/>&lt;div class="careers-list"&gt;</text:p>
      <text:p text:style-name="Standard"><text:s text:c="6"/>&lt;div class="career"&gt;</text:p>
      <text:p text:style-name="Standard"><text:s text:c="8"/>&lt;h3&gt;Delivery Driver&lt;/h3&gt;</text:p>
      <text:p text:style-name="Standard"><text:soft-page-break/><text:s text:c="8"/>&lt;p&gt;Join our frontline team to deliver packages quickly and safely. Flexible scheduling and competitive pay.&lt;/p&gt;</text:p>
      <text:p text:style-name="Standard"><text:s text:c="6"/>&lt;/div&gt;</text:p>
      <text:p text:style-name="Standard"><text:s text:c="6"/>&lt;div class="career"&gt;</text:p>
      <text:p text:style-name="Standard"><text:s text:c="8"/>&lt;h3&gt;Customer Support Agent&lt;/h3&gt;</text:p>
      <text:p text:style-name="Standard"><text:s text:c="8"/>&lt;p&gt;Provide world-class assistance to customers via phone and chat. Remote roles available.&lt;/p&gt;</text:p>
      <text:p text:style-name="Standard"><text:s text:c="6"/>&lt;/div&gt;</text:p>
      <text:p text:style-name="Standard"><text:s text:c="6"/>&lt;div class="career"&gt;</text:p>
      <text:p text:style-name="Standard"><text:s text:c="8"/>&lt;h3&gt;Operations Manager&lt;/h3&gt;</text:p>
      <text:p text:style-name="Standard"><text:s text:c="8"/>&lt;p&gt;Manage regional logistics, optimize routes, and ensure efficient operations.&lt;/p&gt;</text:p>
      <text:p text:style-name="Standard"><text:s text:c="6"/>&lt;/div&gt;</text:p>
      <text:p text:style-name="Standard"><text:s text:c="4"/>&lt;/div&gt;</text:p>
      <text:p text:style-name="Standard"><text:s text:c="2"/>&lt;/section&gt;</text:p>
      <text:p text:style-name="Standard"/>
      <text:p text:style-name="Standard"><text:s text:c="2"/>&lt;section id="contact"&gt;</text:p>
      <text:p text:style-name="Standard"><text:s text:c="4"/>&lt;h2 style="text-align: center;"&gt;Contact Us&lt;/h2&gt;</text:p>
      <text:p text:style-name="Standard"><text:s text:c="4"/>&lt;div class="contact-form"&gt;</text:p>
      <text:p text:style-name="Standard"><text:s text:c="6"/>&lt;form onsubmit="submitForm(event)"&gt;</text:p>
      <text:p text:style-name="Standard"><text:s text:c="8"/>&lt;label for="name"&gt;Name&lt;/label&gt;</text:p>
      <text:p text:style-name="Standard"><text:s text:c="8"/>&lt;input type="text" id="name" required /&gt;</text:p>
      <text:p text:style-name="Standard"/>
      <text:p text:style-name="Standard"><text:s text:c="8"/>&lt;label for="email"&gt;Email&lt;/label&gt;</text:p>
      <text:p text:style-name="Standard"><text:s text:c="8"/>&lt;input type="email" id="email" required /&gt;</text:p>
      <text:p text:style-name="Standard"/>
      <text:p text:style-name="Standard"><text:s text:c="8"/>&lt;label for="message"&gt;Message&lt;/label&gt;</text:p>
      <text:p text:style-name="Standard"><text:s text:c="8"/>&lt;textarea id="message" rows="5" required&gt;&lt;/textarea&gt;</text:p>
      <text:p text:style-name="Standard"/>
      <text:p text:style-name="Standard"><text:s text:c="8"/>&lt;button type="submit"&gt;Send Message&lt;/button&gt;</text:p>
      <text:p text:style-name="Standard"><text:s text:c="6"/>&lt;/form&gt;</text:p>
      <text:p text:style-name="Standard"><text:s text:c="4"/>&lt;/div&gt;</text:p>
      <text:p text:style-name="Standard"><text:s text:c="2"/>&lt;/section&gt;</text:p>
      <text:p text:style-name="Standard"/>
      <text:p text:style-name="Standard"><text:s text:c="2"/>&lt;footer&gt;</text:p>
      <text:p text:style-name="Standard"><text:s text:c="4"/>&amp;copy; 2025 Delivery Carria. All rights reserved.</text:p>
      <text:p text:style-name="Standard"><text:s text:c="2"/>&lt;/footer&gt;</text:p>
      <text:p text:style-name="Standard"/>
      <text:p text:style-name="Standard"><text:s text:c="2"/>&lt;script&gt;</text:p>
      <text:p text:style-name="Standard"><text:s text:c="4"/>function scrollToSection(id) {</text:p>
      <text:p text:style-name="Standard"><text:s text:c="6"/>document.getElementById(id).scrollIntoView({ behavior: "smooth" });</text:p>
      <text:p text:style-name="Standard"><text:s text:c="4"/>}</text:p>
      <text:p text:style-name="Standard"/>
      <text:p text:style-name="Standard"><text:s text:c="4"/>function toggleMenu() {</text:p>
      <text:p text:style-name="Standard"><text:s text:c="6"/>document.getElementById("nav").classList.toggle("active");</text:p>
      <text:p text:style-name="Standard"><text:s text:c="4"/>}</text:p>
      <text:p text:style-name="Standard"/>
      <text:p text:style-name="Standard"><text:s text:c="4"/>function submitForm(event) {</text:p>
      <text:p text:style-name="Standard"><text:s text:c="6"/>event.preventDefault();</text:p>
      <text:p text:style-name="Standard"><text:s text:c="6"/>alert("Thank you! Your message has been sent.");</text:p>
      <text:p text:style-name="Standard"><text:s text:c="6"/>event.target.reset();</text:p>
      <text:p text:style-name="Standard"><text:s text:c="4"/>}</text:p>
      <text:p text:style-name="Standard"/>
      <text:p text:style-name="Standard"><text:soft-page-break/><text:s text:c="4"/>function trackOrder(event) {</text:p>
      <text:p text:style-name="Standard"><text:s text:c="6"/>event.preventDefault();</text:p>
      <text:p text:style-name="Standard"><text:s text:c="6"/>const orderId = document.getElementById('order-id').value.trim();</text:p>
      <text:p text:style-name="Standard"><text:s text:c="6"/>const result = document.getElementById('tracking-result');</text:p>
      <text:p text:style-name="Standard"/>
      <text:p text:style-name="Standard"><text:s text:c="6"/>if (!orderId) {</text:p>
      <text:p text:style-name="Standard"><text:s text:c="8"/>result.textContent = "Please enter a tracking number.";</text:p>
      <text:p text:style-name="Standard"><text:s text:c="8"/>result.style.color = "red";</text:p>
      <text:p text:style-name="Standard"><text:s text:c="8"/>return;</text:p>
      <text:p text:style-name="Standard"><text:s text:c="6"/>}</text:p>
      <text:p text:style-name="Standard"/>
      <text:p text:style-name="Standard"><text:s text:c="6"/>if (orderId.toUpperCase().startsWith('CARRIA')) {</text:p>
      <text:p text:style-name="Standard"><text:s text:c="8"/>result.textContent = `Tracking update for ${orderId}: 🚚 Your package is in transit and will arrive soon!`;</text:p>
      <text:p text:style-name="Standard"><text:s text:c="8"/>result.style.color = "#0e76a8";</text:p>
      <text:p text:style-name="Standard"><text:s text:c="6"/>} else {</text:p>
      <text:p text:style-name="Standard"><text:s text:c="8"/>result.textContent = "❌ Invalid tracking number. Please check and try again.";</text:p>
      <text:p text:style-name="Standard"><text:s text:c="8"/>result.style.color = "red";</text:p>
      <text:p text:style-name="Standard"><text:s text:c="6"/>}</text:p>
      <text:p text:style-name="Standard"><text:s text:c="4"/>}</text:p>
      <text:p text:style-name="Standard"><text:s text:c="2"/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1T19:13:55.344000000</meta:creation-date>
    <dc:date>2025-10-21T19:14:09.611000000</dc:date>
    <meta:editing-duration>PT14S</meta:editing-duration>
    <meta:editing-cycles>1</meta:editing-cycles>
    <meta:document-statistic meta:table-count="0" meta:image-count="0" meta:object-count="0" meta:page-count="8" meta:paragraph-count="330" meta:word-count="832" meta:character-count="8650" meta:non-whitespace-character-count="6402"/>
    <meta:generator>Edit_Docx_PLUS/7.4.0.3$Windows_X86_64 LibreOffice_project/</meta:generator>
  </office:meta>
</office:document-meta>
</file>